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LibManifestTask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LibManifestTask.addConfiguredDepends( final ExtensionSet extens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ManifestTask.appendExtensionList( final Attributes attributes , final Attributes . Name extensionKey , final String listPrefix , final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rLibManifestTask.writeManifest( final Manifest manif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rLibManifestTask.appendExtraAttributes( final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rLibManifest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rLibManifestTask.addConfiguredExtension( final ExtensionAdapter extension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rLibManifestTask.addConfiguredOptions( final ExtensionSet extens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ManifestTask.setDestfile( final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ManifestTask.toExtensions( final ArrayList extensionSe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rLibManifestTask.appendLibraryList( final Attributes attributes , final String listPrefix , final ArrayList extens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LibManifestTask.addConfiguredAttribute( final Extra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